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Student_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Student_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43">
            <text:p>54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31">
            <text:p>103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24">
            <text:p>52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3">
            <text:p>28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Student_Ho" style:display-name="PageStyle_Disciplinary_Actions_Student_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